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lobal illumination </text:span><text:span text:style-name="T2">RTR 11</text:span></text:p>
                <text:list>
                  <text:list-item>
                    <text:p><text:span text:style-name="T1">Rendering equation</text:span></text:p>
                    <text:list>
                      <text:list-item>
                        <text:p><text:span text:style-name="T1">Reflectance equation is special case of rendering equ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neral global illumination</text:span><text:span text:style-name="T2"> RTR 11.2</text:span></text:p>
                <text:list>
                  <text:list-item>
                    <text:p><text:span text:style-name="T1">Radiosity</text:span></text:p>
                  </text:list-item>
                  <text:list-item>
                    <text:p><text:span text:style-name="T1">ray-tracing</text:span></text:p>
                  </text:list-item>
                </text:list>
              </text:list-item>
              <text:list-item>
                <text:p><text:span text:style-name="T1">Global illumination approximations and simplifications</text:span><text:span text:style-name="T2"> RTR 11.3.-11.7</text:span></text:p>
                <text:list>
                  <text:list-item>
                    <text:p><text:span text:style-name="T1">AO, voxel cone ray tracing</text:span></text:p>
                  </text:list-item>
                  <text:list-item>
                    <text:p><text:span text:style-name="T1">Diffuse global illumination</text:span></text:p>
                  </text:list-item>
                  <text:list-item>
                    <text:p><text:span text:style-name="T1">Specular global illu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Volumetric rendering </text:span><text:span text:style-name="T2">RTR 14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olumetric</text:span></text:p>
              </text:list-item>
              <text:list-item>
                <text:p text:style-name="P5"><text:span text:style-name="T1">Sub-surface</text:span></text:p>
                <text:list>
                  <text:list-item>
                    <text:p><text:span text:style-name="T1">Translucent</text:span></text:p>
                  </text:list-item>
                </text:list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 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Physical light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rea lights with shape and size</text:span></text:p>
              </text:list-item>
              <text:list-item>
                <text:p><text:span text:style-name="T1">Techniques:</text:span></text:p>
                <text:list>
                  <text:list-item>
                    <text:p><text:span text:style-name="T1">Simulate the softening of edges that result from area light being partly occluded </text:span><text:span text:style-name="T2">RTR 7.1.2.</text:span></text:p>
                  </text:list-item>
                  <text:list-item>
                    <text:p><text:span text:style-name="T1">Simulate effects of area light on surface shading </text:span><text:span text:style-name="T2">RTR 10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4"><text:span text:style-name="T1">NPR </text:span><text:span text:style-name="T2">RT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ooch shading</text:span></text:p>
              </text:list-item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Gooch shad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tylized shading models may use light in may different ways – depending on application and desired style</text:span></text:p>
              </text:list-item>
              <text:list-item>
                <text:p><text:span text:style-name="T1">Some stylized models do not have concept of light at all!</text:span></text:p>
                <text:list>
                  <text:list-item>
                    <text:p><text:span text:style-name="T1">Gooch model: light is only used as directional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28T12:06:31.545741180</dc:date>
    <meta:editing-duration>PT1H38M48S</meta:editing-duration>
    <meta:editing-cycles>20</meta:editing-cycles>
    <meta:document-statistic meta:object-count="49"/>
  </office:meta>
</office:document-meta>
</file>